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599" officeooo:paragraph-rsid="001b0599"/>
    </style:style>
    <style:style style:name="P2" style:family="paragraph" style:parent-style-name="Standard">
      <style:text-properties officeooo:rsid="001b0599" officeooo:paragraph-rsid="00259bae"/>
    </style:style>
    <style:style style:name="P3" style:family="paragraph" style:parent-style-name="Standard">
      <style:text-properties officeooo:rsid="001b0599" officeooo:paragraph-rsid="00238de5"/>
    </style:style>
    <style:style style:name="P4" style:family="paragraph" style:parent-style-name="Standard">
      <style:text-properties officeooo:rsid="001b0599" officeooo:paragraph-rsid="002dcf73"/>
    </style:style>
    <style:style style:name="P5" style:family="paragraph" style:parent-style-name="Standard">
      <style:text-properties officeooo:rsid="001ce9db" officeooo:paragraph-rsid="001ce9db"/>
    </style:style>
    <style:style style:name="P6" style:family="paragraph" style:parent-style-name="Standard">
      <style:text-properties fo:font-style="normal" officeooo:rsid="001b0599" officeooo:paragraph-rsid="001b0599" style:font-style-asian="normal" style:font-style-complex="normal"/>
    </style:style>
    <style:style style:name="P7" style:family="paragraph" style:parent-style-name="Standard">
      <style:text-properties fo:font-style="normal" officeooo:rsid="001b0599" officeooo:paragraph-rsid="001ce9db" style:font-style-asian="normal" style:font-style-complex="normal"/>
    </style:style>
    <style:style style:name="P8" style:family="paragraph" style:parent-style-name="Standard">
      <style:text-properties fo:font-style="normal" officeooo:rsid="001ce9db" officeooo:paragraph-rsid="001ce9db" style:font-style-asian="normal" style:font-style-complex="normal"/>
    </style:style>
    <style:style style:name="P9" style:family="paragraph" style:parent-style-name="Standard">
      <style:text-properties fo:font-style="normal" officeooo:rsid="002400aa" officeooo:paragraph-rsid="002400aa" style:font-style-asian="normal" style:font-style-complex="normal"/>
    </style:style>
    <style:style style:name="P10" style:family="paragraph" style:parent-style-name="Standard">
      <style:text-properties fo:font-style="normal" officeooo:rsid="00259bae" officeooo:paragraph-rsid="00259bae" style:font-style-asian="normal" style:font-style-complex="normal"/>
    </style:style>
    <style:style style:name="P11" style:family="paragraph" style:parent-style-name="Standard">
      <style:text-properties fo:font-style="normal" officeooo:rsid="00259bae" officeooo:paragraph-rsid="00285aee" style:font-style-asian="normal" style:font-style-complex="normal"/>
    </style:style>
    <style:style style:name="P12" style:family="paragraph" style:parent-style-name="Standard">
      <style:text-properties fo:font-style="normal" officeooo:rsid="00293a45" officeooo:paragraph-rsid="002b7267" style:font-style-asian="normal" style:font-style-complex="normal"/>
    </style:style>
    <style:style style:name="P13" style:family="paragraph" style:parent-style-name="Standard">
      <style:text-properties fo:font-style="normal" officeooo:rsid="002fe560" officeooo:paragraph-rsid="002fe560" style:font-style-asian="normal" style:font-style-complex="normal"/>
    </style:style>
    <style:style style:name="P14" style:family="paragraph" style:parent-style-name="Standard">
      <style:text-properties officeooo:paragraph-rsid="001b0599"/>
    </style:style>
    <style:style style:name="P15" style:family="paragraph" style:parent-style-name="Preformatted_20_Text">
      <style:text-properties fo:font-style="normal" officeooo:rsid="001ce9db" officeooo:paragraph-rsid="001ce9db" style:font-style-asian="normal" style:font-style-complex="normal"/>
    </style:style>
    <style:style style:name="P16" style:family="paragraph" style:parent-style-name="Preformatted_20_Text">
      <style:text-properties officeooo:rsid="001b0599" officeooo:paragraph-rsid="001b0599"/>
    </style:style>
    <style:style style:name="P17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18" style:family="paragraph" style:parent-style-name="Preformatted_20_Text">
      <style:paragraph-properties fo:margin-top="0.0417in" fo:margin-bottom="0.0417in" loext:contextual-spacing="false" fo:padding="0in" fo:border="none"/>
    </style:style>
    <style:style style:name="P19" style:family="paragraph" style:parent-style-name="Preformatted_20_Text">
      <style:paragraph-properties fo:margin-top="0.0417in" fo:margin-bottom="0.0417in" loext:contextual-spacing="false" fo:padding="0in" fo:border="none"/>
    </style:style>
    <style:style style:name="P20" style:family="paragraph" style:parent-style-name="Standard">
      <style:text-properties fo:font-style="normal" officeooo:rsid="001b0599" officeooo:paragraph-rsid="002dcf73" style:font-style-asian="normal" style:font-style-complex="normal"/>
    </style:style>
    <style:style style:name="P21" style:family="paragraph" style:parent-style-name="Standard">
      <style:text-properties officeooo:rsid="001b0599" officeooo:paragraph-rsid="00369b8d"/>
    </style:style>
    <style:style style:name="P22" style:family="paragraph" style:parent-style-name="Text_20_body">
      <style:text-properties fo:font-variant="normal" fo:text-transform="none" fo:color="#1f2328" style:font-name="apple-system" fo:letter-spacing="normal" fo:font-style="normal" fo:font-weight="normal" officeooo:rsid="001b0599" officeooo:paragraph-rsid="001b0599"/>
    </style:style>
    <style:style style:name="P23" style:family="paragraph" style:parent-style-name="Text_20_body">
      <style:text-properties fo:font-variant="normal" fo:text-transform="none" fo:color="#1f2328" style:font-name="apple-system" fo:letter-spacing="normal" fo:font-style="normal" fo:font-weight="normal" officeooo:rsid="001b0599" officeooo:paragraph-rsid="003a83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59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ae23" style:font-style-asian="normal" style:font-style-complex="normal"/>
    </style:style>
    <style:style style:name="T5" style:family="text">
      <style:text-properties fo:font-style="normal" officeooo:rsid="0021bda3" style:font-style-asian="normal" style:font-style-complex="normal"/>
    </style:style>
    <style:style style:name="T6" style:family="text">
      <style:text-properties fo:font-style="normal" officeooo:rsid="00259bae" style:font-style-asian="normal" style:font-style-complex="normal"/>
    </style:style>
    <style:style style:name="T7" style:family="text">
      <style:text-properties fo:font-style="normal" officeooo:rsid="0032f121" style:font-style-asian="normal" style:font-style-complex="normal"/>
    </style:style>
    <style:style style:name="T8" style:family="text">
      <style:text-properties fo:font-style="normal" officeooo:rsid="001b0599" style:font-style-asian="normal" style:font-style-complex="normal"/>
    </style:style>
    <style:style style:name="T9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10" style:family="text">
      <style:text-properties fo:font-variant="normal" fo:text-transform="none" style:font-name="inherit" fo:font-weight="normal" officeooo:rsid="001ce9db" fo:background-color="transparent" loext:char-shading-value="0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style:font-name="var ff-mono" fo:letter-spacing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1d1c1d" style:font-name="Slack-Lato" fo:font-size="11.25pt" fo:letter-spacing="normal" fo:font-weight="normal"/>
    </style:style>
    <style:style style:name="T14" style:family="text">
      <style:text-properties officeooo:rsid="001b0599"/>
    </style:style>
    <style:style style:name="T15" style:family="text">
      <style:text-properties officeooo:rsid="003a83a5"/>
    </style:style>
  </office:automatic-styles>
  <office:body>
    <office:text text:use-soft-page-breaks="true">
      <office:forms form:automatic-focus="false" form:apply-design-mode="false"/>
      <text:tracked-changes>
        <text:changed-region xml:id="ct94189496977408" text:id="ct94189496977408">
          <text:insertion>
            <office:change-info>
              <dc:creator>Unknown Author</dc:creator>
              <dc:date>2023-07-18T15:18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 ocean droplet live </text:p>
      <text:p text:style-name="P1"/>
      <text:p text:style-name="P1"/>
      <text:p text:style-name="P1"/>
      <text:p text:style-name="P16">GITHUB ID :- </text:p>
      <text:p text:style-name="P18"/>
      <text:p text:style-name="P18">Email :- mayurbhuva505@gmail.com</text:p>
      <text:p text:style-name="P18">user Name :- Mayur-505</text:p>
      <text:p text:style-name="P18">Password :- !ma@9911AM</text:p>
      <text:p text:style-name="P18">tokan :- 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</text:p>
      <text:p text:style-name="P1"/>
      <text:p text:style-name="P22">Mayur-505/Image-generater-Api<text:change-start text:change-id="ct94189496977408"/></text:p>
      <text:p text:style-name="P22"/>
      <text:p text:style-name="P23"><text:s/>https://Mayur-505: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<text:span text:style-name="T15">@</text:span>github.com/Mayur-505/paradive.git<text:change-end text:change-id="ct94189496977408"/></text:p>
      <text:p text:style-name="Text_20_body"/>
      <text:p text:style-name="P21">ssh <text:a xlink:type="simple" xlink:href="mailto:root@ip_address" text:style-name="Internet_20_link" text:visited-style-name="Visited_20_Internet_20_Link">root@</text:a>134.209.157.252</text:p>
      <text:p text:style-name="P1">open terminal login with : ssh <text:a xlink:type="simple" xlink:href="mailto:root@ip_address" text:style-name="Internet_20_link" text:visited-style-name="Visited_20_Internet_20_Link">root@ip_address</text:a></text:p>
      <text:p text:style-name="P1">then :cd /<text:span text:style-name="T1">var</text:span><text:span text:style-name="T3">/www/project_name</text:span></text:p>
      <text:p text:style-name="P6"/>
      <text:p text:style-name="P6">git clone github_repositories</text:p>
      <text:p text:style-name="P6"/>
      <text:p text:style-name="P6">sudo nano .env</text:p>
      <text:p text:style-name="P6">npm install</text:p>
      <text:p text:style-name="P6">npm run build</text:p>
      <text:p text:style-name="P6">npm install -g pm2</text:p>
      <text:p text:style-name="P8">pm2 save</text:p>
      <text:p text:style-name="P8">pm2 log</text:p>
      <text:p text:style-name="P14"><text:span text:style-name="T5">frontend- </text:span><text:span text:style-name="T8">pm2 serve </text:span><text:span text:style-name="T7">dist</text:span><text:span text:style-name="T8"> 300</text:span><text:span text:style-name="T7">5</text:span><text:span text:style-name="T8"> -- spa / pm2 serve build/ 3000 --name "react-build" -- spa</text:span></text:p>
      <text:p text:style-name="P3"><text:span text:style-name="T5">backend- </text:span><text:span text:style-name="T3">pm2 serve index.js 3001 --name "my-backend"</text:span></text:p>
      <text:p text:style-name="P4"><text:span text:style-name="T5">backend- </text:span><text:span text:style-name="T3">pm2 serve index.js 3001 –spa</text:span></text:p>
      <text:p text:style-name="P20">sudo ufw allow 3001</text:p>
      <text:p text:style-name="P9">pm2 list</text:p>
      <text:p text:style-name="P6">NODE_PORT=3001 pm2 start -i 1 index.js</text:p>
      <text:p text:style-name="P6">sudo nano app.config.json</text:p>
      <text:p text:style-name="P6"><text:span text:style-name="T13">{</text:span><text:line-break/><text:span text:style-name="T13">apps : [</text:span><text:line-break/><text:span text:style-name="T13">{</text:span><text:line-break/><text:span text:style-name="T13">name : "your-app",</text:span><text:line-break/><text:span text:style-name="T13">script : "npx",</text:span><text:line-break/><text:span text:style-name="T13">interpreter: "none",</text:span><text:line-break/><text:span text:style-name="T13">args: "serve -p 8443 -T"</text:span><text:line-break/><text:span text:style-name="T13">}</text:span><text:line-break/><text:span text:style-name="T13">]</text:span><text:line-break/><text:span text:style-name="T13">}</text:span></text:p>
      <text:p text:style-name="P6">pm2 start app.config.json</text:p>
      <text:p text:style-name="P6"/>
      <text:p text:style-name="P10">for fornt-end</text:p>
      <text:p text:style-name="P2"><text:soft-page-break/><text:span text:style-name="T3">cd /</text:span><text:span text:style-name="T1">var</text:span><text:span text:style-name="T3">/www/</text:span><text:span text:style-name="T6">i-roomz</text:span></text:p>
      <text:p text:style-name="P8">git pull</text:p>
      <text:p text:style-name="P8">npm run build</text:p>
      <text:p text:style-name="P5"><text:span text:style-name="T4">pm2 </text:span><text:span text:style-name="T3">restart 0</text:span></text:p>
      <text:p text:style-name="P7"/>
      <text:p text:style-name="P10">for backend</text:p>
      <text:p text:style-name="P10">sudo ufw allow 3001</text:p>
      <text:p text:style-name="P11">cd <text:span text:style-name="T14">/</text:span><text:span text:style-name="T2">var</text:span><text:span text:style-name="T14">/www/</text:span>i-Roomz-backend/</text:p>
      <text:p text:style-name="P10">git pull </text:p>
      <text:p text:style-name="P10">pm2 restart 8</text:p>
      <text:p text:style-name="P6"/>
      <text:p text:style-name="P6"/>
      <text:p text:style-name="P8">nginx setup in droplet </text:p>
      <text:p text:style-name="P5"><text:a xlink:type="simple" xlink:href="https://www.digitalocean.com/community/tutorials/how-to-install-nginx-on-ubuntu-20-04" office:target-frame-name="_blank" xlink:show="new" text:style-name="Internet_20_link" text:visited-style-name="Visited_20_Internet_20_Link"><text:span text:style-name="T9">https://www.digitalocean.com/community/tutorials/how-to-install-nginx-on-ubuntu-20-04</text:span></text:a></text:p>
      <text:p text:style-name="P8">sudo systemctl status nginx.service</text:p>
      <text:p text:style-name="P8">sudo apt update</text:p>
      <text:p text:style-name="P8">sudo apt install nginx</text:p>
      <text:p text:style-name="P8"/>
      <text:p text:style-name="P12">show file details <text:s/>: <text:span text:style-name="Source_20_Text"><text:span text:style-name="T10">nginx -T</text:span></text:span></text:p>
      <text:p text:style-name="P15"/>
      <text:p text:style-name="P15"><text:span text:style-name="Source_20_Text"><text:span text:style-name="T12">sudo systemctl disable nginx</text:span></text:span></text:p>
      <text:p text:style-name="P17"><text:span text:style-name="Source_20_Text"><text:span text:style-name="T11">sudo systemctl stop nginx</text:span></text:span></text:p>
      <text:p text:style-name="P8"/>
      <text:p text:style-name="P15"><text:span text:style-name="Source_20_Text"><text:span text:style-name="T12">sudo systemctl enable nginx</text:span></text:span></text:p>
      <text:p text:style-name="P17"><text:span text:style-name="Source_20_Text"><text:span text:style-name="T11">sudo systemctl start nginx</text:span></text:span></text:p>
      <text:p text:style-name="P8"/>
      <text:p text:style-name="P13">delete folder rm -rf </text:p>
      <text:p text:style-name="P13">delete file : rm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7:23:20.738917782</meta:creation-date>
    <dc:date>2023-07-18T18:55:03.637694163</dc:date>
    <meta:editing-duration>P2DT3H58M20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94" meta:character-count="1377" meta:non-whitespace-character-count="1226"/>
  </office:meta>
</office:document-meta>
</file>